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color="#000000" style:font-name="Times New Roman" fo:language="en" fo:country="US"/>
    </style:style>
    <style:style style:name="P2" style:family="paragraph" style:parent-style-name="Standard">
      <style:paragraph-properties fo:margin-left="0cm" fo:margin-right="0cm" fo:orphans="2" fo:widows="2" fo:text-indent="0cm" style:auto-text-indent="false"/>
      <style:text-properties fo:font-variant="normal" fo:text-transform="none" style:font-name="Times New Roman" fo:font-size="12pt" fo:language="en" fo:country="US" fo:font-style="normal" style:font-size-asian="12pt" style:font-size-complex="12pt"/>
    </style:style>
    <style:style style:name="P3" style:family="paragraph" style:parent-style-name="Text_20_body">
      <style:paragraph-properties fo:margin-left="0cm" fo:margin-right="0cm" fo:orphans="2" fo:widows="2" fo:text-indent="0cm" style:auto-text-indent="false"/>
      <style:text-properties fo:font-variant="normal" fo:text-transform="none" style:font-name="Times New Roman" fo:font-size="12pt" fo:language="en" fo:country="US" fo:font-style="normal" style:font-size-asian="12pt" style:font-size-complex="12pt"/>
    </style:style>
    <style:style style:name="P4" style:family="paragraph" style:parent-style-name="Text_20_body">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I uploaded a list of data, it's a column of a google sheet copied and pasted, structured this way: controls is the name of the column, each row contains one or more controls, formatted "subcategory: text". An example is "GV.RR-01-1: All parties and AI actors should manage risk in the AI systems they develop, deploy, or use as standalone or integrated components". Instead, an example of row with multiple controls is "ID.RA-03-1: Organizations’ risk management efforts will be enhanced by identifying and tracking emergent risks and considering techniques for measuring them. ID.RA-03-2: Potential impacts or harm within specific context are understood with AI system impact assessment. ". So, I need you to analyze these data carefully, row for row, and give me the highest number of occurrence of a control. In the given example, the highest number of occurrence of the control GV.RR-01 is 1. Instead, the highest number of occurrence of the control ID.RA-03 is 2.</text:p>
      <text:p text:style-name="P4">Be sure to not miss any, and consider that controls can have lightly different formats. Usually, the main examples of different formats are: "GV.RR-03-2", "GV.PO-P2-2", "DP-ID.DM-1-1", "PR.DS-6-1". You must include all of them in the analysis, these four formats of controls must be identified during this analysis. Notice that in every format the last number is the occurrence, for example in "GV.PO-P2-2" the final 2 means that at that before that specific row in which that control is found there are a "GV.PO-P2-1", and so the higher number of occurrence of that control found until now is 2.</text:p>
      <text:p text:style-name="P4">So, for each control give me the number of occurrence. Be careful to not miss any, do a complete analysis. Absolutely assure that you are able to identify all the different formats I listed. After you done the first analysis, do another one, more deeper, to identify any missed controls, maybe with a lightly different pattern. Be particularly careful about the pattern I gave you, especially "GV.PO-P2-2" and "DP-ID.DM-1-1". Be sure to give the complete list as response, do a check to not miss anything, I need to know the exact number for each control, no one excluded.</text:p>
      <text:p text:style-name="P4">List them all, alphabetically ordered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19M51S</meta:editing-duration>
    <meta:editing-cycles>10</meta:editing-cycles>
    <meta:generator>OpenOffice/4.1.15$Win32 OpenOffice.org_project/4115m2$Build-9813</meta:generator>
    <dc:date>2024-12-19T11:07:25.70</dc:date>
    <dc:creator>Tiziano Sammarone</dc:creator>
    <meta:document-statistic meta:table-count="0" meta:image-count="0" meta:object-count="0" meta:page-count="1" meta:paragraph-count="4" meta:word-count="358" meta:character-count="2174"/>
    <meta:user-defined meta:name="Info 1"/>
    <meta:user-defined meta:name="Info 2"/>
    <meta:user-defined meta:name="Info 3"/>
    <meta:user-defined meta:name="Info 4"/>
  </office:meta>
</office:document-meta>
</file>